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lementStack.ElementSta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lementStack.popElement( QName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gmentContentDispatcher.scanForDoctypeHoo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ocumentFragmentScannerImpl.handleCharacter( char c , String entit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DocumentFragmentScannerImpl.scanEndElemen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MLDocumentFragmentScannerImpl.getPropertyDefault( String property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DocumentFragmentScannerImpl.scanEntityReference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XMLDocumentFragmentScannerImpl.getDispatcherName( Dispatcher dispatch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MLDocumentFragmentScannerImpl.scanCharReferenc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FragmentContentDispatcher.scanRootElementHoo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ocumentFragmentScannerImpl.scanXMLDeclOrTextDecl( boolean scanningTextDec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ragmentContentDispatcher.elementDepthIsZeroHoo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gmentContentDispatcher.dispatch( boolean complete )</text:p>
          </table:table-cell>
          <table:table-cell office:value-type="float" office:value="43">
            <text:p text:style-name="Table_20_Contents">43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82">
            <text:p text:style-name="Table_20_Contents">182</text:p>
          </table:table-cell>
        </table:table-row>
        <table:table-row>
          <table:table-cell office:value-type="string">
            <text:p text:style-name="Table_20_Contents">XMLDocumentFragmentScannerImpl.handleEndElement( QName element , boolean isEmpt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XMLDocumentFragmentScannerImpl.getScannerStateName( int stat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DocumentFragmentScannerImpl.scanContent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XMLDocumentFragmentScannerImpl.scanPIData( String target , XML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DocumentFragmentScannerImpl.scanStartElement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XMLDocumentFragmentScannerImpl.setDocumentHandler( XMLDocumentHandler docum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ocumentFragmentScannerImpl.scanCom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lementStack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ocumentFragmentScannerImpl.setScannerState( int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DocumentFragmentScannerImpl.scanDocument( boolean comple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DocumentFragmentScannerImpl.startEntity( String name , XMLResourceIdentifier identifier , String encoding , Augmentations aug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ragmentContentDispatcher.endOfFileHook( EOFException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DocumentFragmentScannerImpl.reset( XMLComponentManager componentManag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XMLDocumentFragmentScannerImpl.getRecognizedFeatu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ocumentFragmentScannerImpl.getFeatureDefault( String feature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DocumentFragmentScannerImpl.scanStartElemen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DocumentFragmentScannerImpl.endEntity( String name , Augmentations aug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DocumentFragmentScannerImpl.setInputSource( XMLInputSource input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DocumentFragmentScannerImpl.scanCDATASection( boolean complete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27">
            <text:p text:style-name="Table_20_Contents">27</text:p>
          </table:table-cell>
          <table:table-cell office:value-type="float" office:value="73">
            <text:p text:style-name="Table_20_Contents">73</text:p>
          </table:table-cell>
        </table:table-row>
        <table:table-row>
          <table:table-cell office:value-type="string">
            <text:p text:style-name="Table_20_Contents">XMLDocumentFragmentScannerImpl.setDispatcher( Dispatcher dispatc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DocumentFragmentScannerImpl.getRecognized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Stack.pushElement( QName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DocumentFragmentScannerImpl.scanAttribute( XMLAttributes attribut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XMLDocumentFragmentScannerImpl.createContentDisp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ocumentFragmentScannerImpl.setProperty( String propertyId , Object valu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MLDocumentFragmentScannerImpl.XMLDocumentFragmentScanne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DocumentFragmentScannerImpl.scanStartElementAfterName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XMLDocumentFragmentScannerImpl.setFeature( String featureId , boolean st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DocumentFragmentScannerImpl.getDocum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